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ƒﾁƒCƒŠƒI" svg:font-family="ƒﾁƒCƒŠƒI"/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 style:data-style-name="N33"/>
    <style:style style:name="ce2" style:family="table-cell" style:parent-style-name="Default">
      <style:text-properties style:font-name="ƒﾁƒCƒŠƒI" fo:language="en" fo:country="US" style:font-name-asian="ƒﾁƒCƒŠƒI" style:language-asian="en" style:country-asian="US" style:font-name-complex="ƒﾁƒCƒŠƒI" style:font-size-complex="5.65000009536743pt" style:language-complex="en" style:country-complex="US"/>
    </style:style>
    <style:style style:name="T1" style:family="text">
      <style:text-properties style:font-name="F" fo:font-size="12pt"/>
    </style:style>
    <style:style style:name="T2" style:family="text">
      <style:text-properties style:font-name="ƒﾁƒCƒŠƒI" fo:font-size="9pt" style:font-name-asian="ƒﾁƒCƒŠƒI" style:font-size-asian="9pt" style:font-name-complex="ƒﾁƒCƒŠƒI" style:font-size-complex="5.09999990463257pt"/>
    </style:style>
    <style:style style:name="T3" style:family="text">
      <style:text-properties style:font-name="ƒﾁƒCƒŠƒI" fo:font-size="10pt" style:font-name-asian="ƒﾁƒCƒŠƒI" style:font-size-asian="10pt" style:font-name-complex="ƒﾁƒCƒŠƒI" style:font-size-complex="5.69999980926514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ce2"/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office:value-type="date" office:date-value="2018-06-29">
            <text:p>6月29日</text:p>
          </table:table-cell>
          <table:table-cell office:value-type="string">
            <text:p>環境構築</text:p>
          </table:table-cell>
        </table:table-row>
        <table:table-row table:style-name="ro3">
          <table:table-cell/>
          <table:table-cell table:style-name="Default"/>
          <table:table-cell office:value-type="string">
            <text:p>統合開発環境構築（PyCharm）</text:p>
          </table:table-cell>
        </table:table-row>
        <table:table-row table:style-name="ro4">
          <table:table-cell/>
          <table:table-cell office:value-type="date" office:date-value="2018-07-05">
            <text:p>7月5日</text:p>
          </table:table-cell>
          <table:table-cell office:value-type="string">
            <text:p><text:span text:style-name="T1">NumPy(</text:span><text:span text:style-name="T2">配列や行列などの基本タイプと数値計算のための基本パッケージ</text:span><text:span text:style-name="T1">)</text:span></text:p>
          </table:table-cell>
        </table:table-row>
        <table:table-row table:style-name="ro2">
          <table:table-cell/>
          <table:table-cell office:value-type="date" office:date-value="2018-07-12">
            <text:p>7月12日</text:p>
          </table:table-cell>
          <table:table-cell office:value-type="string">
            <text:p>SciPy Library<text:span text:style-name="T2">（信号処理、最適化計算、統計処理など）</text:span></text:p>
          </table:table-cell>
        </table:table-row>
        <table:table-row table:style-name="ro4">
          <table:table-cell/>
          <table:table-cell office:value-type="date" office:date-value="2018-07-19">
            <text:p>7月19日</text:p>
          </table:table-cell>
          <table:table-cell office:value-type="string">
            <text:p><text:span text:style-name="T1">SymPy(</text:span><text:span text:style-name="T2">数式処理システム</text:span><text:span text:style-name="T1">)</text:span></text:p>
          </table:table-cell>
        </table:table-row>
        <table:table-row table:style-name="ro2">
          <table:table-cell/>
          <table:table-cell office:value-type="date" office:date-value="2018-07-26">
            <text:p>7月26日</text:p>
          </table:table-cell>
          <table:table-cell office:value-type="string">
            <text:p>pandas(データ分析)</text:p>
          </table:table-cell>
        </table:table-row>
        <table:table-row table:style-name="ro4">
          <table:table-cell/>
          <table:table-cell office:value-type="date" office:date-value="2018-08-02">
            <text:p>8月2日</text:p>
          </table:table-cell>
          <table:table-cell office:value-type="string">
            <text:p><text:span text:style-name="T1">Matplotlib(</text:span><text:span text:style-name="T2">作図パッケージ</text:span><text:span text:style-name="T1">)</text:span></text:p>
          </table:table-cell>
        </table:table-row>
        <table:table-row table:style-name="ro2">
          <table:table-cell/>
          <table:table-cell office:value-type="date" office:date-value="2018-08-09">
            <text:p>8月9日</text:p>
          </table:table-cell>
          <table:table-cell office:value-type="string">
            <text:p>静的コード解析</text:p>
          </table:table-cell>
        </table:table-row>
        <table:table-row table:style-name="ro2">
          <table:table-cell/>
          <table:table-cell office:value-type="date" office:date-value="2018-08-16">
            <text:p>8月16日</text:p>
          </table:table-cell>
          <table:table-cell office:value-type="string">
            <text:p>プロファイリング/<text:span text:style-name="T3">プログラム最適化</text:span></text:p>
          </table:table-cell>
        </table:table-row>
        <table:table-row table:style-name="ro2">
          <table:table-cell/>
          <table:table-cell office:value-type="date" office:date-value="2018-08-23">
            <text:p>8月23日</text:p>
          </table:table-cell>
          <table:table-cell office:value-type="string">
            <text:p>nose(テストフレームワーク)</text:p>
          </table:table-cell>
        </table:table-row>
        <table:table-row table:style-name="ro2">
          <table:table-cell/>
          <table:table-cell office:value-type="date" office:date-value="2018-08-30">
            <text:p>8月30日</text:p>
          </table:table-cell>
          <table:table-cell office:value-type="string">
            <text:p>単体テスト</text:p>
          </table:table-cell>
        </table:table-row>
        <table:table-row table:style-name="ro2">
          <table:table-cell/>
          <table:table-cell office:value-type="date" office:date-value="2018-09-06">
            <text:p>9月6日</text:p>
          </table:table-cell>
          <table:table-cell table:style-name="Default" office:value-type="string">
            <text:p>AI関連</text:p>
          </table:table-cell>
        </table:table-row>
        <table:table-row table:style-name="ro2">
          <table:table-cell/>
          <table:table-cell office:value-type="date" office:date-value="2018-09-13">
            <text:p>9月13日</text:p>
          </table:table-cell>
          <table:table-cell table:style-name="Default" office:value-type="string">
            <text:p>AI関連</text:p>
          </table:table-cell>
        </table:table-row>
        <table:table-row table:style-name="ro2">
          <table:table-cell/>
          <table:table-cell office:value-type="date" office:date-value="2018-09-20">
            <text:p>9月20日</text:p>
          </table:table-cell>
          <table:table-cell table:style-name="Default" office:value-type="string">
            <text:p>AI関連</text:p>
          </table:table-cell>
        </table:table-row>
        <table:table-row table:style-name="ro2">
          <table:table-cell/>
          <table:table-cell office:value-type="date" office:date-value="2018-09-27">
            <text:p>9月27日</text:p>
          </table:table-cell>
          <table:table-cell table:style-name="Default" office:value-type="string">
            <text:p>AI関連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ƒﾁƒCƒŠƒI" svg:font-family="ƒﾁƒCƒŠƒI"/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2018/06/28</text:date>, <text:time>22:5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28S</meta:editing-duration>
    <meta:editing-cycles>9</meta:editing-cycles>
    <meta:generator>OpenOffice.org/3.4$Win32 OpenOffice.org_project/340m1$Build-9590</meta:generator>
    <dc:date>2018-06-28T22:56:28.49</dc:date>
    <meta:document-statistic meta:table-count="3" meta:cell-count="29" meta:object-count="0"/>
    <meta:user-defined meta:name="Info 1"/>
    <meta:user-defined meta:name="Info 2"/>
    <meta:user-defined meta:name="Info 3"/>
    <meta:user-defined meta:name="Info 4"/>
  </office:meta>
</office:document-meta>
</file>